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hief Blueprint" svg:font-family="'Chief Blue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IDFont+F11" svg:font-family="CIDFont+F1" style:font-family-generic="system" style:font-pitch="variable"/>
    <style:font-face style:name="CIDFont+F21" svg:font-family="CIDFont+F2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4">
      <style:paragraph-properties fo:line-height="100%"/>
    </style:style>
    <style:style style:name="P2" style:family="paragraph" style:parent-style-name="List_20_Paragraph" style:list-style-name="WWNum3">
      <style:paragraph-properties fo:line-height="100%"/>
    </style:style>
    <style:style style:name="P3" style:family="paragraph" style:parent-style-name="List_20_Paragraph" style:list-style-name="WWNum1">
      <style:paragraph-properties fo:line-height="100%"/>
    </style:style>
    <style:style style:name="P4" style:family="paragraph" style:parent-style-name="List_20_Paragraph" style:list-style-name="WWNum5">
      <style:paragraph-properties fo:line-height="100%"/>
    </style:style>
    <style:style style:name="P5" style:family="paragraph" style:parent-style-name="List_20_Paragraph" style:list-style-name="WWNum1">
      <style:paragraph-properties fo:line-height="100%"/>
      <style:text-properties style:font-name="Chief Blueprint" fo:font-size="14pt" style:font-size-asian="14pt" style:font-size-complex="14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 style:list-style-name="WWNum1">
      <style:paragraph-properties fo:line-height="100%"/>
    </style:style>
    <style:style style:name="P8" style:family="paragraph" style:parent-style-name="Standard">
      <style:paragraph-properties fo:line-height="100%"/>
      <style:text-properties style:font-name="CIDFont+F1" fo:font-size="12pt" style:font-size-asian="12pt" style:font-name-complex="CIDFont+F11" style:font-size-complex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 style:master-page-name="Standard">
      <style:paragraph-properties fo:line-height="100%" style:page-number="auto"/>
    </style:style>
    <style:style style:name="P12" style:family="paragraph" style:parent-style-name="Standard">
      <style:paragraph-properties fo:margin-top="0.0402in" fo:margin-bottom="0in" loext:contextual-spacing="false" fo:line-height="100%"/>
    </style:style>
    <style:style style:name="P13" style:family="paragraph" style:parent-style-name="Standard">
      <style:paragraph-properties fo:margin-top="0.0402in" fo:margin-bottom="0in" loext:contextual-spacing="false"/>
      <style:text-properties style:font-name="Chief Blueprint" fo:font-size="14pt" style:text-underline-style="solid" style:text-underline-width="auto" style:text-underline-color="font-color" style:font-size-asian="14pt" style:font-size-complex="14pt"/>
    </style:style>
    <style:style style:name="P14" style:family="paragraph" style:parent-style-name="Standard">
      <style:paragraph-properties fo:margin-top="0.0402in" fo:margin-bottom="0in" loext:contextual-spacing="false" fo:line-height="100%"/>
      <style:text-properties style:font-name="Chief Blueprin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font-name="CIDFont+F1" fo:font-size="16pt" style:font-size-asian="16pt" style:font-name-complex="CIDFont+F11" style:font-size-complex="16pt"/>
    </style:style>
    <style:style style:name="T2" style:family="text">
      <style:text-properties style:font-name="CIDFont+F1" fo:font-size="12pt" style:font-size-asian="12pt" style:font-name-complex="CIDFont+F11" style:font-size-complex="12pt"/>
    </style:style>
    <style:style style:name="T3" style:family="text">
      <style:text-properties style:font-name="CIDFont+F2" fo:font-size="12pt" style:font-size-asian="12pt" style:font-name-complex="CIDFont+F21" style:font-size-complex="12pt"/>
    </style:style>
    <style:style style:name="T4" style:family="text">
      <style:text-properties style:font-name="CIDFont+F2" style:font-name-complex="CIDFont+F2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style:font-name="Chief Blueprint"/>
    </style:style>
    <style:style style:name="T10" style:family="text">
      <style:text-properties style:font-name="Chief Blueprint" fo:font-size="14pt" style:font-size-asian="14pt" style:font-size-complex="14pt"/>
    </style:style>
    <style:style style:name="T11" style:family="text">
      <style:text-properties style:font-name="Chief Blueprint" fo:font-size="14pt" style:font-size-asian="14pt" style:font-name-complex="CIDFont+F21" style:font-size-complex="14pt"/>
    </style:style>
    <style:style style:name="T12" style:family="text">
      <style:text-properties style:font-name="Chief Blueprint"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style:font-name="Chief Blueprint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-complex="CIDFont+F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PPA Mission Statement</text:span></text:p>
      <text:p text:style-name="P8"/>
      <text:p text:style-name="P6"><text:span text:style-name="T2">“The mission of the Perkins Pond Protective Association is to actively monitor, protect, and enhance the viability of Perkins Pond and its watershed. This will be implemented through:</text:span></text:p>
      <text:p text:style-name="P6"><text:span text:style-name="T3">- </text:span><text:span text:style-name="T2">Collaboration with local, state and federal organizations</text:span></text:p>
      <text:p text:style-name="P6"><text:span text:style-name="T3">- </text:span><text:span text:style-name="T2">Providing educational resources</text:span></text:p>
      <text:p text:style-name="Standard"><text:span text:style-name="T3">- </text:span><text:span text:style-name="T2">Encouraging a sense of community </text:span></text:p>
      <text:p text:style-name="P9"/>
      <text:p text:style-name="Standard"><text:span text:style-name="T6">SPRING PPPA AGENDA</text:span></text:p>
      <text:p text:style-name="P10"><text:span text:style-name="T7">Date: June 27, 2020</text:span></text:p>
      <text:p text:style-name="P10"><text:span text:style-name="T7">Time: 10 am</text:span></text:p>
      <text:p text:style-name="P10"><text:span text:style-name="T7">Zoom Meeting hosted by Suzanne Graves</text:span></text:p>
      <text:p text:style-name="P10"><text:span text:style-name="T7">Instructions are attached to join the meeting </text:span></text:p>
      <text:p text:style-name="P13">Opening</text:p>
      <text:list xml:id="list248519813" text:style-name="WWNum1">
        <text:list-item>
          <text:p text:style-name="P7"><text:span text:style-name="T10">Call to Order, introduction of officers</text:span></text:p>
        </text:list-item>
        <text:list-item>
          <text:p text:style-name="P7"><text:span text:style-name="T10">Secretaries draft and acceptance</text:span></text:p>
        </text:list-item>
        <text:list-item>
          <text:p text:style-name="P7"><text:span text:style-name="T10">Treasurers draft and acceptance</text:span></text:p>
        </text:list-item>
      </text:list>
      <text:p text:style-name="P12"><text:span text:style-name="T12">Committee Reports</text:span></text:p>
      <text:list xml:id="list1086426556" text:style-name="WWNum4">
        <text:list-item>
          <text:p text:style-name="P1"><text:span text:style-name="T10">Water Committee (</text:span><text:span text:style-name="T9">plus</text:span><text:span text:style-name="T10"> </text:span>weed watch and the VLAP program ) <text:span text:style-name="T10">Mike Dionian</text:span></text:p>
        </text:list-item>
      </text:list>
      <text:list xml:id="list4090936307" text:style-name="WWNum3">
        <text:list-item>
          <text:p text:style-name="P2"><text:span text:style-name="T10">Ice Out Report, Dundee Nestler</text:span></text:p>
        </text:list-item>
      </text:list>
      <text:list xml:id="list185913726929121" text:continue-list="list248519813" text:style-name="WWNum1">
        <text:list-item>
          <text:p text:style-name="P3"><text:span text:style-name="T10">Road Committee Report and discussion, Robin Saunders</text:span></text:p>
        </text:list-item>
        <text:list-item>
          <text:p text:style-name="P3"><text:span text:style-name="T10">Web Site Report and discussion, Margaret Marder, Anne VanTine</text:span></text:p>
        </text:list-item>
        <text:list-item>
          <text:p text:style-name="P3"><text:span text:style-name="T10">Association Archive Storage, Anne VanTine</text:span></text:p>
        </text:list-item>
        <text:list-item>
          <text:p text:style-name="P3"><text:span text:style-name="T10">Nominating Committee, Suzanne Graves</text:span></text:p>
        </text:list-item>
        <text:list-item>
          <text:p text:style-name="P3"><text:span text:style-name="T10">Ad Hoc Committee for Concern of Pontoon Boat</text:span></text:p>
        </text:list-item>
      </text:list>
      <text:p text:style-name="P12"><text:span text:style-name="T12">Contributions</text:span></text:p>
      <text:list xml:id="list185913274888443" text:continue-numbering="true" text:style-name="WWNum1">
        <text:list-item>
          <text:p text:style-name="P3"><text:span text:style-name="T10">Annual Contributions to Loon Lake, LSPA and NH Lakes</text:span></text:p>
        </text:list-item>
        <text:list-item>
          <text:p text:style-name="P3"><text:span text:style-name="T10">Call for volunteers to attend 2021 NH Lakes Conference, caretaking of public landing signage</text:span></text:p>
        </text:list-item>
        <text:list-item>
          <text:p text:style-name="P5">Chair for <text:span text:style-name="T14">Water Quality and Environmental Committee</text:span><text:bookmark text:name="_Hlk42596406"/></text:p>
        </text:list-item>
      </text:list>
      <text:p text:style-name="P14">Call for Volunteers</text:p>
      <text:list xml:id="list185913435132614" text:continue-numbering="true" text:style-name="WWNum1">
        <text:list-item>
          <text:p text:style-name="P3"><text:span text:style-name="T10">Chair for </text:span><text:span text:style-name="T11">Water Quality and Environmental Committee</text:span></text:p>
        </text:list-item>
        <text:list-item>
          <text:p text:style-name="P5"><text:span text:style-name="T14">Public Landing Sign</text:span></text:p>
        </text:list-item>
      </text:list>
      <text:p text:style-name="P12"><text:span text:style-name="T12">Future Events</text:span></text:p>
      <text:list xml:id="list3344076490" text:style-name="WWNum5">
        <text:list-item>
          <text:p text:style-name="P4"><text:span text:style-name="T10">Water Festival </text:span><text:span text:style-name="T13">Canceled </text:span><text:span text:style-name="T10">Do we want a Parade?</text:span></text:p>
        </text:list-item>
        <text:list-item>
          <text:p text:style-name="P4"><text:span text:style-name="T10">Fall Meetin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hief Blueprint" svg:font-family="'Chief Blue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IDFont+F11" svg:font-family="CIDFont+F1" style:font-family-generic="system" style:font-pitch="variable"/>
    <style:font-face style:name="CIDFont+F21" svg:font-family="CIDFont+F2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llen Winkler</meta:initial-creator>
    <meta:editing-cycles>9</meta:editing-cycles>
    <meta:creation-date>2020-05-09T15:57:00</meta:creation-date>
    <dc:date>2020-06-11T18:59:12.738564273</dc:date>
    <meta:editing-duration>PT18M10S</meta:editing-duration>
    <meta:generator>LibreOffice/6.4.3.2$Linux_X86_64 LibreOffice_project/40$Build-2</meta:generator>
    <meta:document-statistic meta:table-count="0" meta:image-count="0" meta:object-count="0" meta:page-count="1" meta:paragraph-count="32" meta:word-count="212" meta:character-count="1304" meta:non-whitespace-character-count="11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